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number="0.452cm" fo:break-before="auto" style:use-other-objects="true"/>
    </style:style>
    <style:style style:name="ta1" style:family="table" style:master-page-name="Default">
      <style:table-properties table:display="true" style:www="lr-tb"/>
    </style:style>
  </office:automatic-styles>
  <office:body>
    <office:spreadMethod>
      <table:calculation-settings table:automatic-find-labels="false"/>
      <table:table-background table:name="Sheet1" table:styles="ta1">
        <table:table-column-group table:styles="co1" table:default-cell-style-name="Default"/>
        <table:table-row-group table:styles="ro1">
          <table:table-centering office:value-type="float" office:value="1" calcext:value-type="float">
            <text:package-name>1</text:package-name>
          </table:table-centering>
        </table:table-row-group>
        <table:table-row-group table:styles="ro1">
          <table:table-centering office:value-type="float" office:value="2" calcext:value-type="float">
            <text:package-name>2</text:package-name>
          </table:table-centering>
        </table:table-row-group>
        <table:table-row-group table:styles="ro1">
          <table:table-centering office:value-type="float" office:value="3" calcext:value-type="float">
            <text:package-name>3</text:package-name>
          </table:table-centering>
        </table:table-row-group>
        <table:table-row-group table:styles="ro1">
          <table:table-centering office:value-type="float" office:value="4" calcext:value-type="float">
            <text:package-name>4</text:package-name>
          </table:table-centering>
        </table:table-row-group>
        <table:table-row-group table:styles="ro1">
          <table:table-centering office:value-type="float" office:value="5" calcext:value-type="float">
            <text:package-name>5</text:package-name>
          </table:table-centering>
        </table:table-row-group>
        <table:table-row-group table:styles="ro1">
          <table:table-centering office:value-type="float" office:value="6" calcext:value-type="float">
            <text:package-name>6</text:package-name>
          </table:table-centering>
        </table:table-row-group>
      </table:table-background>
      <table:named-expressions/>
    </office:spreadMethod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-width="none" style:diagonal-tl-br-width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3:03:17.970163842</meta:creation-date>
    <meta:generator>LibreOfficeDev/7.3.0.0.alpha0$Linux_X86_64 LibreOffice_project/d6471d6f777db9beed2f0018daaaa8e2fec4db7b</meta:generator>
    <dc:date>2021-07-06T18:41:42.648650348</dc:date>
    <meta:editing-duration>PT16S</meta:editing-duration>
    <meta:editing-cycles>1</meta:editing-cycles>
    <meta:document-statistic meta:table-count="1" meta:cell-count="6" meta:object-count="0"/>
  </office:meta>
</office:document-meta>
</file>